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family-generic="swiss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5.8mm"/>
    </style:style>
    <style:style style:name="co4" style:family="table-column">
      <style:table-column-properties fo:break-before="auto" style:column-width="6.35mm"/>
    </style:style>
    <style:style style:name="ro1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ndale Sans UI" style:font-name-asian="Andale Sans UI" style:font-name-complex="ＭＳ Ｐゴシック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Andale Sans UI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ＭＳ Ｐゴシック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ndale Sans UI" style:font-name-asian="Andale Sans UI" style:font-name-complex="ＭＳ Ｐゴシック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ndale Sans UI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ＭＳ Ｐゴシック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事前準備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①</text:p>
          </table:table-cell>
          <table:table-cell table:style-name="ce1" office:value-type="string" calcext:value-type="string">
            <text:p>python-pygame をインストール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sudo apt-get install python-pygame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デスクトップ上に次のようにファイルを作成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ファイル名：start_ping_sysytem.s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ファイル内容：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#!/bin/bas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d ../ping_syste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python3 ping_checker.py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デスクトップ上に次のようにファイルを作成する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ファイル名：stop_ping_system.s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ファイル内容：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#!/bin/bas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PID=`ps -ef | grep "start_ping_system.sh" | head -1 | awk '{ print $2 }'`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kill $PI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PID=`ps -ef | grep "python" | head -1 | awk '{ print $2 }'`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④</text:p>
          </table:table-cell>
          <table:table-cell office:value-type="string" calcext:value-type="string">
            <text:p>ダブルクリックで実行可能にするため、以下のコマンドをで実行可能属性を付与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hmod 777 /home/pi/デスクトップ/start_ping_system.sh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ダブルクリックで実行可能にするため、以下のコマンドをで実行可能属性を付与する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hmod 777 /home/pi/デスクトップ/stop_ping_system.sh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⑥</text:p>
          </table:table-cell>
          <table:table-cell office:value-type="string" calcext:value-type="string">
            <text:p>下記コマンドを実行する（ファイルが展開されるので展開してよい場所で実行すること）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git clone https://github.com/szazo/DHT11_Python.git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⑦</text:p>
          </table:table-cell>
          <table:table-cell office:value-type="string" calcext:value-type="string">
            <text:p>⑥にて展開したフォルダからdht11.pyを取得する</text:p>
          </table:table-cell>
          <table:table-cell table:number-columns-repeated="1021"/>
        </table:table-row>
      </table:table>
      <table:table table:name="ソースコード" table:style-name="ta1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■ping_checker.pyというファイル名で下記内容で新規作成する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import RPi.GPIO as GPI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rom time import sleep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sy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o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pygame.mix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thread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subproces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disp_uti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thread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hostname = "8.8.8.8"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ED_NORMAL = 22</text:p>
          </table:table-cell>
          <table:table-cell table:number-columns-repeated="20"/>
          <table:table-cell office:value-type="string" calcext:value-type="string">
            <text:p>←緑のLED（正常時に点灯するLED）はGPIO22を使用する</text:p>
          </table:table-cell>
          <table:table-cell table:number-columns-repeated="1000"/>
        </table:table-row>
        <table:table-row table:style-name="ro3">
          <table:table-cell table:number-columns-repeated="2"/>
          <table:table-cell office:value-type="string" calcext:value-type="string">
            <text:p>LED_ERROR = 23</text:p>
          </table:table-cell>
          <table:table-cell table:number-columns-repeated="20"/>
          <table:table-cell office:value-type="string" calcext:value-type="string">
            <text:p>←赤のLED（異常時に点灯するLED）はGPIO23を使用する</text:p>
          </table:table-cell>
          <table:table-cell table:number-columns-repeated="1000"/>
        </table:table-row>
        <table:table-row table:style-name="ro3">
          <table:table-cell table:number-columns-repeated="2"/>
          <table:table-cell office:value-type="string" calcext:value-type="string">
            <text:p>BUTTON = 24</text:p>
          </table:table-cell>
          <table:table-cell table:number-columns-repeated="20"/>
          <table:table-cell office:value-type="string" calcext:value-type="string">
            <text:p>←スイッチはGPIO24を使用する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ing_counter = 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PIO.setwarnings(Fal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mode(GPIO.BCM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PIO.setup(LED_NORMAL, GPIO.OUT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up(LED_ERROR, GPIO.OUT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up(BUTTON, GPIO.IN, pull_up_down=GPIO.PUD_UP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ポート番号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OUND_PORT = 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周波数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ONES = {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ド': 523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レ': 587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ミ': 659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ファ': 698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ソ': 783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ラ': 880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シ': 987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}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メロディー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ELODY = ['ド', 'レ', 'ミ', 'ファ', 'ミ', 'レ', 'ド'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'ミ', 'ファ', 'ソ', 'ラ', 'ソ', 'ファ', 'ミ']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tracerouteの結果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_text = []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GPIOの設定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mode(GPIO.BCM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up(SOUND_PORT, GPIO.OUT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up(24, GPIO.IN, pull_up_down=GPIO.PUD_UP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PWMを使う準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wm = GPIO.PWM(SOUND_PORT, 440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音声ファイルの準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ygame.mixer.init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ygame.mixer.music.load("./g_string_quartet.mp3"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ブザー音のフラグをTrueに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witch_flg = Tru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ef proc(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bef_line = ''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for line in tr_text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# IPアドレスが表示されていない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if line.find("*") != -1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IPアドレスを取得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m = re.search('\d{1,3}.\d{1,3}.\d{1,3}.\d{1,3}', bef_lin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ディスプレイに表示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disp_util.print_disp("IP ADDRESS", m.group(0)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brea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els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bef_line = li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y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while Tru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# PINGを実行し正常に動作しているか確認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ping_resp = subprocess.call("ping -c 1 " + hostname, shell=True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8"/># PINGが通っている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if ping_resp == 0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ブザー音のフラグをTrueに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switch_flg =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警告音を停止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pygame.mixer.music.stop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# ディスプレイを初期化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disp_util.print_disp("", ""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カウンタをリセッ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ping_counter =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緑ランプをつけ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GPIO.output(LED_NORMAL, GPIO.HIGH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sleep(5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PINGが通っていない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els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連続３回通らなくなるまでカウンタを計上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if ping_counter &lt; 3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6"/>ping_counter += 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12"/># 連続３回通っていない場合はエラー処理を実行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els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6"/># 緑ランプを消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6"/>GPIO.output(LED_NORMAL, GPIO.LOW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16"/>try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traceroute結果を取得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response = subprocess.check_output("traceroute 8.8.8.8", universal_newlines=True, shell=Tru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tr_text = str(response).split("\n"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ディスプレイに表示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pt = threading.Thread(target=proc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pt.start(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16"/>except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disp_util.print_disp("No Connect", ""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16"/>for mel in MELODY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# スイッチが押された場合、ブザー音のフラグをFalseに設定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if GPIO.input(24) == GPIO.LOW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switch_flg = Fals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赤ランプをつけ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GPIO.output(LED_ERROR, GPIO.HIGH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スイッチが押されていない状態の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if switch_flg == Tru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警告音を再生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ygame.mixer.music.play(-1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# 周波数を設定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wm.ChangeFrequency(TONES[mel]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# デューティー比50%で再生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wm.start(50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スイッチが押されている状態の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els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# 警告音を停止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ygame.mixer.music.stop(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sleep(0.5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# 赤ランプを消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GPIO.output(LED_ERROR, GPIO.LOW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スイッチが押されていない状態の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if switch_flg == Tru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# 停止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wm.stop(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sleep(0.1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cept KeyboardInterrupt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# ランプを消し、警告音をオフにし、ディスプレイの文字を消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GPIO.output(LED_ERROR, GPIO.LOW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GPIO.output(LED_NORMAL, GPIO.LOW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pygame.mixer.stop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disp_util.print_disp("", ""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pas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PIO.cleanup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ys.exit()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◆</text:p>
          </table:table-cell>
          <table:table-cell office:value-type="string" calcext:value-type="string">
            <text:p>disp_util.p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-*- coding: utf-8 -*- <text:s text:c="173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!/usr/bin/python <text:s text:c="179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RPi.GPIO as GPI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rom time import sleep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rom time import gmtime, strfti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datetim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import smbu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initialize GPIO <text:s text:c="180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warnings(Fal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mode(GPIO.BCM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cleanup()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Define some device parameters <text:s text:c="165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2C_ADDR <text:s/>= 0x27 # I2C device address #アドレスが違う場合もあるかもしれない <text:s text:c="121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WIDTH = 16 <text:s text:c="2"/># Maximum characters per line <text:s text:c="150"/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Define some device constants <text:s text:c="166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CHR = 1 # Mode - Sending data <text:s text:c="163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CMD = 0 # Mode - Sending command <text:s text:c="160"/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CD_LINE_1 = 0x80 # LCD RAM address for the 1st line <text:s text:c="144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LINE_2 = 0xC0 # LCD RAM address for the 2nd line <text:s text:c="144"/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CD_BACKLIGHT <text:s/>= 0x08 <text:s/># On <text:s text:c="169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LCD_BACKLIGHT = 0x00 <text:s/># Off <text:s text:c="168"/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NABLE = 0b00000100 # Enable bit <text:s text:c="164"/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Timing constants <text:s text:c="178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_PULSE = 0.000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_DELAY = 0.000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Open I2C interface <text:s text:c="177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bus = smbus.SMBus(0) <text:s/># Rev 1 Pi uses 0 <text:s text:c="156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 = smbus.SMBus(1) # Rev 2 Pi uses 1 <text:s text:c="158"/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ef lcd_init(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Initialise display <text:s text:c="174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33,LCD_CMD) # 110011 Initialise <text:s text:c="152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32,LCD_CMD) # 110010 Initialise <text:s text:c="152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06,LCD_CMD) # 000110 Cursor move direction <text:s text:c="141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0C,LCD_CMD) # 001100 Display On,Cursor Off, Blink Off <text:s text:c="130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28,LCD_CMD) # 101000 Data length, number of lines, font size <text:s text:c="123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01,LCD_CMD) # 000001 Clear display <text:s text:c="149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sleep(E_DELAY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ef lcd_byte(bits, mode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Send byte to data pins <text:s text:c="170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bits = the data <text:s text:c="177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mode = 1 for data <text:s text:c="175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<text:s text:c="7"/>0 for command <text:s text:c="172"/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"/>bits_high = mode | (bits &amp; 0xF0) | LCD_BACKLIGH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its_low = mode | ((bits&lt;&lt;4) &amp; 0xF0) | LCD_BACKLIGH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"/># High bits <text:s text:c="183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us.write_byte(I2C_ADDR, bits_high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toggle_enable(bits_high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/># Low bits <text:s text:c="184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us.write_byte(I2C_ADDR, bits_low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toggle_enable(bits_low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ef lcd_toggle_enable(bits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Toggle enable <text:s text:c="179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sleep(E_DELAY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us.write_byte(I2C_ADDR, (bits | ENABLE)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sleep(E_PUL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us.write_byte(I2C_ADDR,(bits &amp; ~ENABLE)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sleep(E_DELAY)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ef lcd_string(message,line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Send string to display <text:s text:c="170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message = message.ljust(LCD_WIDTH," "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line, LCD_CMD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for i in range(LCD_WIDTH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lcd_byte(ord(message[i]),LCD_CHR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TODO <text:s text:c="191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print_disp(line1,line2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# Main program block <text:s text:c="172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# Initialise display <text:s text:c="172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lcd_init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lcd_string(line1, LCD_LINE_1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lcd_string(line2, LCD_LINE_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TODO2 <text:s text:c="190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print_disp_flowing(line1,line2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sprStr = list(line1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4"/>for num in range(0,len(line1)-1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relpaceStr = str(sprStr[num:len(line1)]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8"/>print_disp(re.sub(', |\'|\[|\]','',relpaceStr),line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try: <text:s text:c="191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<text:s/>print('Start:' + str(datetime.datetime.now())) <text:s text:c="147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<text:s/>main() <text:s text:c="187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except KeyboardInterrupt: <text:s text:c="170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<text:s/>pass <text:s text:c="189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finally_disp(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ACKLIGHT = 0x00 <text:s/>#バックライトオフ <text:s text:c="155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01, LCD_CMD) #表示内容クリア <text:s text:c="155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GPIO.cleanup()</text:p>
          </table:table-cell>
          <table:table-cell table:number-columns-repeated="1021"/>
        </table:table-row>
      </table:table>
      <table:table table:name="フォルダ構成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━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┳</text:p>
          </table:table-cell>
          <table:table-cell office:value-type="string" calcext:value-type="string">
            <text:p>デスクトップ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┃</text:p>
          </table:table-cell>
          <table:table-cell office:value-type="string" calcext:value-type="string">
            <text:p>┣</text:p>
          </table:table-cell>
          <table:table-cell office:value-type="string" calcext:value-type="string">
            <text:p>start_ping_system.sh</text:p>
          </table:table-cell>
          <table:table-cell table:number-columns-repeated="7"/>
          <table:table-cell office:value-type="string" calcext:value-type="string">
            <text:p>←本手順書と同じ個所に格納されているファイル</text:p>
          </table:table-cell>
          <table:table-cell table:number-columns-repeated="1008"/>
        </table:table-row>
        <table:table-row table:style-name="ro2">
          <table:table-cell table:number-columns-repeated="5"/>
          <table:table-cell office:value-type="string" calcext:value-type="string">
            <text:p>┃</text:p>
          </table:table-cell>
          <table:table-cell office:value-type="string" calcext:value-type="string">
            <text:p>┗</text:p>
          </table:table-cell>
          <table:table-cell office:value-type="string" calcext:value-type="string">
            <text:p>stop_ping_system.sh</text:p>
          </table:table-cell>
          <table:table-cell table:number-columns-repeated="7"/>
          <table:table-cell office:value-type="string" calcext:value-type="string">
            <text:p>←本手順書と同じ個所に格納されているファイル</text:p>
          </table:table-cell>
          <table:table-cell table:number-columns-repeated="1008"/>
        </table:table-row>
        <table:table-row table:style-name="ro2">
          <table:table-cell table:number-columns-repeated="5"/>
          <table:table-cell office:value-type="string" calcext:value-type="string">
            <text:p>┃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┗</text:p>
          </table:table-cell>
          <table:table-cell office:value-type="string" calcext:value-type="string">
            <text:p>ping_system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┣</text:p>
          </table:table-cell>
          <table:table-cell office:value-type="string" calcext:value-type="string">
            <text:p>ping_ckecker.py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┣</text:p>
          </table:table-cell>
          <table:table-cell office:value-type="string" calcext:value-type="string">
            <text:p>dht11.py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┣</text:p>
          </table:table-cell>
          <table:table-cell office:value-type="string" calcext:value-type="string">
            <text:p>disp_util.py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┗</text:p>
          </table:table-cell>
          <table:table-cell office:value-type="string" calcext:value-type="string">
            <text:p>g_string_quartet.mp3</text:p>
          </table:table-cell>
          <table:table-cell table:number-columns-repeated="7"/>
          <table:table-cell office:value-type="string" calcext:value-type="string">
            <text:p>←</text:p>
          </table:table-cell>
          <table:table-cell office:value-type="string" calcext:value-type="string">
            <text:p>任意の音声ファイル</text:p>
          </table:table-cell>
          <table:table-cell table:number-columns-repeated="1007"/>
        </table:table-row>
      </table:table>
      <table:table table:name="実行方法" table:style-name="ta1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実行手順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①</text:p>
          </table:table-cell>
          <table:table-cell office:value-type="string" calcext:value-type="string">
            <text:p>デスクトップ上にあるstart_ping_sysytem.shをダブルクリックする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②</text:p>
          </table:table-cell>
          <table:table-cell office:value-type="string" calcext:value-type="string">
            <text:p>pingのが通っているかどうかにより次のように処理が分岐する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pingが通っている場合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・緑色のLEDが点灯する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pingが通っていない場合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・赤色のLEDが点灯する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・電圧ブザーが鳴る（スイッチを押すことで音が止まる）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・Bluetoothスピーカーが鳴る（スイッチを押すことで音が止まる）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・液晶モジュールに最終到達IPアドレスを表示する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停止手順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①</text:p>
          </table:table-cell>
          <table:table-cell office:value-type="string" calcext:value-type="string">
            <text:p>デスクトップ上にあるstop_ping_sysytem.shをダブルクリックする</text:p>
          </table:table-cell>
          <table:table-cell table:number-columns-repeated="18"/>
          <table:table-cell office:value-type="string" calcext:value-type="string">
            <text:p>※注意・・・他のpythonソースが動作していないこと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family-generic="swiss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1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00/00/00</text:date>, <text:time style:data-style-name="N2" text:time-value="17:19:50.3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3M32S</meta:editing-duration>
    <meta:editing-cycles>18</meta:editing-cycles>
    <meta:generator>LibreOffice/5.0.3.2$Windows_x86 LibreOffice_project/e5f16313668ac592c1bfb310f4390624e3dbfb75</meta:generator>
    <dc:date>2018-05-31T17:22:01.187000000</dc:date>
    <meta:document-statistic meta:table-count="4" meta:cell-count="297" meta:object-count="0"/>
    <meta:user-defined meta:name="Info 1"/>
    <meta:user-defined meta:name="Info 2"/>
    <meta:user-defined meta:name="Info 3"/>
    <meta:user-defined meta:name="Info 4"/>
  </office:meta>
</office:document-meta>
</file>